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style="italic" style:font-style-asian="italic"/>
    </style:style>
    <style:style style:name="P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NormalWeb">Daß der eher eindimensionale Nationalstürmertyp Gomez den früheren <text:s/>
				<text:span text:style-name="T5">Nationalstürmer</text:span>
				<text:s text:c="2"/>Hoeneß nicht grenzenlos begeistert, das hatte der Klubpatron schon Frühjahr geäußert, als Meister Dortmund davonzog. Gomez bewege sich zu wenig, kritisierte Hoeneß - eine Ansicht, die der mit ihm freundschaftlich verbundene <text:s/>
				<text:span text:style-name="T6">Amateur-Trainer</text:span>
				<text:s text:c="2"/>Mehmet Scholl während der EM als TV-Experte ("wundgelegen") praktischerweise zuspitzte. Die neue Debatte begann nun am Wochenende, als Hoeneß, wie er selbst sagt, "in einem <text:s/>
				<text:span text:style-name="T7">Bierzelt</text:span>
				<text:s text:c="2"/>bei einem Fantreffen im bayerischen Wald" über Gomez urteilte, dieser sei "gut, aber<text:s/>nicht sehr gut". Tags darauf hat der Präsident zielsicher nachgelegt, als er Gomez die Niederlage gegen Chelsea <text:span text:style-name="T8">zuschanzte!</text:span>
			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herazade</meta:initial-creator>
    <dc:creator>Sheherazade</dc:creator>
    <meta:creation-date>2012-11-21T19:50:00Z</meta:creation-date>
    <dc:date>2012-11-21T19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101" meta:character-count="739" meta:row-count="5" meta:non-whitespace-character-count="639"/>
  </office:meta>
</office:document-meta>
</file>